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GOAL</text:p>
          </table:table-cell>
          <table:table-cell table:style-name="ce30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_MachineLearningWithPython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Multiple Types</text:p>
          </table:table-cell>
          <table:table-cell table:style-name="ce31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5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7"/>
          <table:table-cell table:style-name="ce32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2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9"/>
          <table:table-cell table:style-name="ce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7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ada's immigration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<text:a xlink:href="https://archive.ics.uci.edu/ml/datasets/Restaurant+%26+consumer+data" xlink:type="simple">Restaurant &amp; consumer data Data Set</text:a></text:p>
          </table:table-cell>
          <table:table-cell office:value-type="string" calcext:value-type="string">
            <text:p>Recommendation – Popularity based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1" table:number-rows-spanned="7">
            <text:p>Classification</text:p>
          </table:table-cell>
          <table:table-cell table:style-name="ce9" office:value-type="string" calcext:value-type="string">
            <text:p>Logistic Regression – Recommendation</text:p>
          </table:table-cell>
          <table:table-cell table:style-name="ce3" office:value-type="string" calcext:value-type="string">
            <text:p><text:a xlink:href="https://archive.ics.uci.edu/ml/datasets/Bank+Marketing#)" xlink:type="simple">Bank Marketing Data Set</text:a></text:p>
          </table:table-cell>
          <table:table-cell table:style-name="ce15" office:value-type="string" calcext:value-type="string">
            <text:p>The classification goal is to predict if the client will subscribe (yes/no) a term deposit (variable y).</text:p>
          </table:table-cell>
          <table:table-cell table:style-name="ce3"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<text:a xlink:href="https://grouplens.org/datasets/movielens/100k/" xlink:type="simple">MovieLens 100K movie ratings</text:a>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Decision Tree Classifier</text:p>
          </table:table-cell>
          <table:table-cell office:value-type="string" calcext:value-type="string">
            <text:p><text:a xlink:href="https://s3-api.us-geo.objectstorage.softlayer.net/cf-courses-data/CognitiveClass/ML0101ENv3/labs/drug200.csv" xlink:type="simple">drug200</text:a></text:p>
          </table:table-cell>
          <table:table-cell office:value-type="string" calcext:value-type="string">
            <text:p>Classify drug to recommend A,B,C,X,Y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K-NN Classifier</text:p>
          </table:table-cell>
          <table:table-cell office:value-type="string" calcext:value-type="string">
            <text:p><text:a xlink:href="https://s3-api.us-geo.objectstorage.softlayer.net/cf-courses-data/CognitiveClass/ML0101ENv3/labs/teleCust1000t.csv" xlink:type="simple">teleCust1000t</text:a></text:p>
          </table:table-cell>
          <table:table-cell table:style-name="ce13" office:value-type="string" calcext:value-type="string">
            <text:p>Classify to the four customer groups, as follows: 1- Basic Service 2- E-Service 3- Plus Service 4- Total Service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<text:a xlink:href="https://s3-api.us-geo.objectstorage.softlayer.net/cf-courses-data/CognitiveClass/ML0101ENv3/labs/ChurnData.csv" xlink:type="simple">ChurnData</text:a>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SVM</text:p>
          </table:table-cell>
          <table:table-cell office:value-type="string" calcext:value-type="string">
            <text:p><text:a xlink:href="https://s3-api.us-geo.objectstorage.softlayer.net/cf-courses-data/CognitiveClass/ML0101ENv3/labs/cell_samples.csv" xlink:type="simple">cell_samples</text:a></text:p>
          </table:table-cell>
          <table:table-cell table:style-name="ce13" office:value-type="string" calcext:value-type="string">
            <text:p>Classify whether the samples are benign (value = 2) or malignant (value = 4)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7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<text:a xlink:href="https://s3-api.us-geo.objectstorage.softlayer.net/cf-courses-data/CognitiveClass/ML0101ENv3/labs/Cust_Segmentation.csv" xlink:type="simple">Cust_Segmentation</text:a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Hierarchical Clustering</text:p>
          </table:table-cell>
          <table:table-cell office:value-type="string" calcext:value-type="string">
            <text:p><text:a xlink:href="https://s3-api.us-geo.objectstorage.softlayer.net/cf-courses-data/CognitiveClass/ML0101ENv3/labs/cars_clus.csv" xlink:type="simple">cars_clus</text:a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BSCAN</text:p>
          </table:table-cell>
          <table:table-cell office:value-type="string" calcext:value-type="string">
            <text:p><text:a xlink:href="https://s3-api.us-geo.objectstorage.softlayer.net/cf-courses-data/CognitiveClass/ML0101ENv3/labs/weather-stations20140101-20141231.csv" xlink:type="simple">weather-stations20140101-20141231</text:a>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1" table:number-rows-spanned="6">
            <text:p>Recommendor System</text:p>
          </table:table-cell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7:59:36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20T04:04:51.146000000</dc:date>
    <meta:editing-duration>P4DT20H44S</meta:editing-duration>
    <meta:editing-cycles>23</meta:editing-cycles>
    <meta:document-statistic meta:table-count="1" meta:cell-count="107" meta:object-count="0"/>
  </office:meta>
</office:document-meta>
</file>